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1.55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riety</text:p>
          </table:table-cell>
          <table:table-cell table:style-name="ce1" office:value-type="string" calcext:value-type="string">
            <text:p>positiion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4" office:value-type="string" calcext:value-type="string">
            <text:p>Cigare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4" office:value-type="string" calcext:value-type="string">
            <text:p>9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4" office:value-type="string" calcext:value-type="string">
            <text:p>11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Floraison mâle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Floraison femelle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4" office:value-type="string" calcext:value-type="string">
            <text:p>Début remplissage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Grain laiteux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Grain pâteux mou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Grain pâteux dur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Point noir</text:p>
          </table:table-cell>
          <table:table-cell table:style-name="ce3" office:value-type="string" calcext:value-type="string">
            <text:p>zea_mays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4" office:value-type="string" calcext:value-type="string">
            <text:p>1 Nœud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4" office:value-type="string" calcext:value-type="string">
            <text:p>2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4" office:value-type="string" calcext:value-type="string">
            <text:p>3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4" office:value-type="string" calcext:value-type="string">
            <text:p>4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4" office:value-type="string" calcext:value-type="string">
            <text:p>5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4" office:value-type="string" calcext:value-type="string">
            <text:p>6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4" office:value-type="string" calcext:value-type="string">
            <text:p>7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4" office:value-type="string" calcext:value-type="string">
            <text:p>8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4" office:value-type="string" calcext:value-type="string">
            <text:p>9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4" office:value-type="string" calcext:value-type="string">
            <text:p>10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4" office:value-type="string" calcext:value-type="string">
            <text:p>11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4" office:value-type="string" calcext:value-type="string">
            <text:p>12 Nœud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4" office:value-type="string" calcext:value-type="string">
            <text:p>Boutons floraux vert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4" office:value-type="string" calcext:value-type="string">
            <text:p>Début floraison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Sortie des gousses</text:p>
          </table:table-cell>
          <table:table-cell table:style-name="ce3" office:value-type="string" calcext:value-type="string">
            <text:p>pisum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4" office:value-type="string" calcext:value-type="string">
            <text:p>1 Nœud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4" office:value-type="string" calcext:value-type="string">
            <text:p>2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4" office:value-type="string" calcext:value-type="string">
            <text:p>3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4" office:value-type="string" calcext:value-type="string">
            <text:p>4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4" office:value-type="string" calcext:value-type="string">
            <text:p>5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4" office:value-type="string" calcext:value-type="string">
            <text:p>6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4" office:value-type="string" calcext:value-type="string">
            <text:p>7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4" office:value-type="string" calcext:value-type="string">
            <text:p>8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4" office:value-type="string" calcext:value-type="string">
            <text:p>9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4" office:value-type="string" calcext:value-type="string">
            <text:p>10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4" office:value-type="string" calcext:value-type="string">
            <text:p>11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4" office:value-type="string" calcext:value-type="string">
            <text:p>12 Nœud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4" office:value-type="string" calcext:value-type="string">
            <text:p>Boutons floraux vert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4" office:value-type="string" calcext:value-type="string">
            <text:p>Début floraison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Sortie des gousse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ormation des graines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Grain mou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Grain dur</text:p>
          </table:table-cell>
          <table:table-cell table:style-name="ce3" office:value-type="string" calcext:value-type="string">
            <text:p>cicer_arietinum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4" office:value-type="string" calcext:value-type="string">
            <text:p>1 Nœud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4" office:value-type="string" calcext:value-type="string">
            <text:p>2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4" office:value-type="string" calcext:value-type="string">
            <text:p>3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4" office:value-type="string" calcext:value-type="string">
            <text:p>4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4" office:value-type="string" calcext:value-type="string">
            <text:p>5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4" office:value-type="string" calcext:value-type="string">
            <text:p>6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4" office:value-type="string" calcext:value-type="string">
            <text:p>7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4" office:value-type="string" calcext:value-type="string">
            <text:p>8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4" office:value-type="string" calcext:value-type="string">
            <text:p>9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4" office:value-type="string" calcext:value-type="string">
            <text:p>10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4" office:value-type="string" calcext:value-type="string">
            <text:p>11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4" office:value-type="string" calcext:value-type="string">
            <text:p>12 Nœud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4" office:value-type="string" calcext:value-type="string">
            <text:p>Boutons floraux vert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4" office:value-type="string" calcext:value-type="string">
            <text:p>Début floraison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Sortie des gousse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ormation des graines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Grain mou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Grain dur</text:p>
          </table:table-cell>
          <table:table-cell table:style-name="ce3" office:value-type="string" calcext:value-type="string">
            <text:p>vicia_fab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style-name="ce5" table:number-columns-repeated="2"/>
          <table:table-cell table:number-columns-repeated="54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4" office:value-type="string" calcext:value-type="string">
            <text:p>1 trifolié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4" office:value-type="string" calcext:value-type="string">
            <text:p>2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4" office:value-type="string" calcext:value-type="string">
            <text:p>3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4" office:value-type="string" calcext:value-type="string">
            <text:p>4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4" office:value-type="string" calcext:value-type="string">
            <text:p>5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4" office:value-type="string" calcext:value-type="string">
            <text:p>6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4" office:value-type="string" calcext:value-type="string">
            <text:p>7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4" office:value-type="string" calcext:value-type="string">
            <text:p>8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4" office:value-type="string" calcext:value-type="string">
            <text:p>9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4" office:value-type="string" calcext:value-type="string">
            <text:p>10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4" office:value-type="string" calcext:value-type="string">
            <text:p>11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4" office:value-type="string" calcext:value-type="string">
            <text:p>12 trifolié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4" office:value-type="string" calcext:value-type="string">
            <text:p>Boutons floraux vert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4" office:value-type="string" calcext:value-type="string">
            <text:p>Début floraison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Sortie des gousses</text:p>
          </table:table-cell>
          <table:table-cell table:style-name="ce3" office:value-type="string" calcext:value-type="string">
            <text:p>phaseolu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style-name="ce5" table:number-columns-repeated="2"/>
          <table:table-cell table:number-columns-repeated="54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4" office:value-type="string" calcext:value-type="string">
            <text:p>1 trifolié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4" office:value-type="string" calcext:value-type="string">
            <text:p>2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4" office:value-type="string" calcext:value-type="string">
            <text:p>3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4" office:value-type="string" calcext:value-type="string">
            <text:p>4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4" office:value-type="string" calcext:value-type="string">
            <text:p>5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4" office:value-type="string" calcext:value-type="string">
            <text:p>6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4" office:value-type="string" calcext:value-type="string">
            <text:p>7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4" office:value-type="string" calcext:value-type="string">
            <text:p>8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4" office:value-type="string" calcext:value-type="string">
            <text:p>9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4" office:value-type="string" calcext:value-type="string">
            <text:p>10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4" office:value-type="string" calcext:value-type="string">
            <text:p>11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style-name="ce6"/>
          <table:table-cell table:style-name="ce4"/>
          <table:table-cell table:number-columns-repeated="5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4" office:value-type="string" calcext:value-type="string">
            <text:p>12 trifolié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4" office:value-type="string" calcext:value-type="string">
            <text:p>Boutons floraux vert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4" office:value-type="string" calcext:value-type="string">
            <text:p>Début floraison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Sortie des gousse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ormation des graines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Grain mou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Grain dur</text:p>
          </table:table-cell>
          <table:table-cell table:style-name="ce3" office:value-type="string" calcext:value-type="string">
            <text:p>glycine_max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style-name="ce4" table:number-columns-repeated="2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2"/>
          <table:table-cell table:number-columns-repeated="54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2"/>
          <table:table-cell table:style-name="ce4"/>
          <table:table-cell table:style-name="ce7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2"/>
          <table:table-cell table:style-name="ce4"/>
          <table:table-cell table:style-name="ce7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2"/>
          <table:table-cell table:number-columns-repeated="5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spinacia_oleracea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2"/>
          <table:table-cell table:style-name="ce4"/>
          <table:table-cell table:style-name="ce6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Plantation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2"/>
          <table:table-cell table:number-columns-repeated="5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4"/>
          <table:table-cell table:style-name="ce7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style-name="ce4"/>
          <table:table-cell table:style-name="ce7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4" office:value-type="string" calcext:value-type="string">
            <text:p>Croissance foliaire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style-name="ce4"/>
          <table:table-cell table:style-name="ce6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Œils visibles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5" table:number-columns-repeated="3"/>
          <table:table-cell table:number-columns-repeated="5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Stade crochet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5" table:number-columns-repeated="3"/>
          <table:table-cell table:number-columns-repeated="54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4" office:value-type="string" calcext:value-type="string">
            <text:p>Début tubérisation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5" table:number-columns-repeated="3"/>
          <table:table-cell table:number-columns-repeated="54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4" office:value-type="string" calcext:value-type="string">
            <text:p>Croissance tubercules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5" table:number-columns-repeated="3"/>
          <table:table-cell table:number-columns-repeated="5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Formation de peau</text:p>
          </table:table-cell>
          <table:table-cell table:style-name="ce3" office:value-type="string" calcext:value-type="string">
            <text:p>solanum_tuberosum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Plantation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prise végétativ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5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Plantation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style-name="ce4"/>
          <table:table-cell table:style-name="ce6"/>
          <table:table-cell table:number-columns-repeated="5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prise végétativ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Sortie des turions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4" office:value-type="string" calcext:value-type="string">
            <text:p>1ère pouss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Formation des cladodes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Ouverture des cladodes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4" office:value-type="string" calcext:value-type="string">
            <text:p>2ème pouss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4" office:value-type="string" calcext:value-type="string">
            <text:p>3ème pouss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4" office:value-type="string" calcext:value-type="string">
            <text:p>4ème pouss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4" office:value-type="string" calcext:value-type="string">
            <text:p>5ème pouss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Sénescence</text:p>
          </table:table-cell>
          <table:table-cell table:style-name="ce5" office:value-type="string" calcext:value-type="string">
            <text:p>asparagu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4" office:value-type="string" calcext:value-type="string">
            <text:p>1 trifolié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4" office:value-type="string" calcext:value-type="string">
            <text:p>2 trifolié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4" office:value-type="string" calcext:value-type="string">
            <text:p>3 trifolié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4" office:value-type="string" calcext:value-type="string">
            <text:p>4 trifolié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4" office:value-type="string" calcext:value-type="string">
            <text:p>5 trifolié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4" office:value-type="string" calcext:value-type="string">
            <text:p>6 trifolié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4" office:value-type="string" calcext:value-type="string">
            <text:p>7 trifoliés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4" office:value-type="string" calcext:value-type="string">
            <text:p>Crayon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4" office:value-type="string" calcext:value-type="string">
            <text:p>- 5 mm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4" office:value-type="string" calcext:value-type="string">
            <text:p>5 - 10 mm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4" office:value-type="string" calcext:value-type="string">
            <text:p>10 - 15 mm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4" office:value-type="string" calcext:value-type="string">
            <text:p>15 - 20 mm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4" office:value-type="string" calcext:value-type="string">
            <text:p>20 - 30 mm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4" office:value-type="string" calcext:value-type="string">
            <text:p>30 - 40 mm</text:p>
          </table:table-cell>
          <table:table-cell table:style-name="ce3" office:value-type="string" calcext:value-type="string">
            <text:p>dauc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Plantation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5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prise végétative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4" office:value-type="string" calcext:value-type="string">
            <text:p>- 20 mm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4" office:value-type="string" calcext:value-type="string">
            <text:p>20 - 30 mm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4" office:value-type="string" calcext:value-type="string">
            <text:p>30 - 40 mm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4" office:value-type="string" calcext:value-type="string">
            <text:p>40 - 50 mm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4" office:value-type="string" calcext:value-type="string">
            <text:p>50 - 60 mm</text:p>
          </table:table-cell>
          <table:table-cell table:style-name="ce3" office:value-type="string" calcext:value-type="string">
            <text:p>allium_porru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Plantation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prise végétative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4" office:value-type="string" calcext:value-type="string">
            <text:p>Croissance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Pommaison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4" office:value-type="string" calcext:value-type="string">
            <text:p>- 100 mm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4" office:value-type="string" calcext:value-type="string">
            <text:p>100 - 150 mm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4" office:value-type="string" calcext:value-type="string">
            <text:p>150 - 200 mm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4" office:value-type="string" calcext:value-type="string">
            <text:p>200 - 250 mm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4" office:value-type="string" calcext:value-type="string">
            <text:p>250 - 300 mm</text:p>
          </table:table-cell>
          <table:table-cell table:style-name="ce3" office:value-type="string" calcext:value-type="string">
            <text:p>brassica_olerace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4"/>
          <table:table-cell table:number-columns-repeated="53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style-name="ce4" table:number-columns-repeated="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  <table:table-cell table:style-name="ce4" table:number-columns-repeated="2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  <table:table-cell table:style-name="ce4"/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8"/>
          <table:table-cell table:style-name="ce4"/>
          <table:table-cell table:number-columns-repeated="51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51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4" office:value-type="string" calcext:value-type="string">
            <text:p>9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4" office:value-type="string" calcext:value-type="string">
            <text:p>11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Montaison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4" office:value-type="string" calcext:value-type="string">
            <text:p>Boutons accolé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4" office:value-type="string" calcext:value-type="string">
            <text:p>Boutons séparé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4" office:value-type="string" calcext:value-type="string">
            <text:p>Floraison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Formation des silique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4" office:value-type="string" calcext:value-type="string">
            <text:p>Apparition des grains</text:p>
          </table:table-cell>
          <table:table-cell table:style-name="ce3" office:value-type="string" calcext:value-type="string">
            <text:p>brassica_napus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Semis-Plantation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Germination - Reprise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4" office:value-type="string" calcext:value-type="string">
            <text:p>9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4" office:value-type="string" calcext:value-type="string">
            <text:p>11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4" office:value-type="string" calcext:value-type="string">
            <text:p>Boutons floraux verts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4" office:value-type="string" calcext:value-type="string">
            <text:p>Floraison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Nouaison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4" office:value-type="string" calcext:value-type="string">
            <text:p>- 50 mm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4" office:value-type="string" calcext:value-type="string">
            <text:p>50 - 100 mm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4" office:value-type="string" calcext:value-type="string">
            <text:p>100 - 200 mm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4" office:value-type="string" calcext:value-type="string">
            <text:p>200 - 300 mm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4" office:value-type="string" calcext:value-type="string">
            <text:p>300 - 400 mm</text:p>
          </table:table-cell>
          <table:table-cell table:style-name="ce3" office:value-type="string" calcext:value-type="string">
            <text:p>cucurbita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4" office:value-type="string" calcext:value-type="string">
            <text:p>Crayon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4" office:value-type="string" calcext:value-type="string">
            <text:p>- 5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4" office:value-type="string" calcext:value-type="string">
            <text:p>5 - 10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4" office:value-type="string" calcext:value-type="string">
            <text:p>10 - 15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4" office:value-type="string" calcext:value-type="string">
            <text:p>15 - 20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4" office:value-type="string" calcext:value-type="string">
            <text:p>20 - 30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4" office:value-type="string" calcext:value-type="string">
            <text:p>30 - 40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4" office:value-type="string" calcext:value-type="string">
            <text:p>40 - 50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4" office:value-type="string" calcext:value-type="string">
            <text:p>50 - 60 mm</text:p>
          </table:table-cell>
          <table:table-cell table:style-name="ce3" office:value-type="string" calcext:value-type="string">
            <text:p>raphanus_sativu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4" office:value-type="string" calcext:value-type="string">
            <text:p>9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4" office:value-type="string" calcext:value-type="string">
            <text:p>11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4" office:value-type="string" calcext:value-type="string">
            <text:p>- 10 mm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4" office:value-type="string" calcext:value-type="string">
            <text:p>10 - 20 mm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4" office:value-type="string" calcext:value-type="string">
            <text:p>20 - 30 mm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4" office:value-type="string" calcext:value-type="string">
            <text:p>30 - 40 mm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4" office:value-type="string" calcext:value-type="string">
            <text:p>40 - 60 mm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4" office:value-type="string" calcext:value-type="string">
            <text:p>60 - 80 mm</text:p>
          </table:table-cell>
          <table:table-cell table:style-name="ce3" office:value-type="string" calcext:value-type="string">
            <text:p>brassica_rapa_rapa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Plantation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prise végétative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Ramification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Tubérisation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4" office:value-type="string" calcext:value-type="string">
            <text:p>- 1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4" office:value-type="string" calcext:value-type="string">
            <text:p>10 - 2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4" office:value-type="string" calcext:value-type="string">
            <text:p>30 - 4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4" office:value-type="string" calcext:value-type="string">
            <text:p>40 - 5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4" office:value-type="string" calcext:value-type="string">
            <text:p>50 - 6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4" office:value-type="string" calcext:value-type="string">
            <text:p>60 - 8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4" office:value-type="string" calcext:value-type="string">
            <text:p>80 - 100 mm</text:p>
          </table:table-cell>
          <table:table-cell table:style-name="ce3" office:value-type="string" calcext:value-type="string">
            <text:p>ipomoea_batata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tylédon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4" office:value-type="string" calcext:value-type="string">
            <text:p>1 paire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4" office:value-type="string" calcext:value-type="string">
            <text:p>2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4" office:value-type="string" calcext:value-type="string">
            <text:p>3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4" office:value-type="string" calcext:value-type="string">
            <text:p>4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4" office:value-type="string" calcext:value-type="string">
            <text:p>5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4" office:value-type="string" calcext:value-type="string">
            <text:p>6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4" office:value-type="string" calcext:value-type="string">
            <text:p>7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4" office:value-type="string" calcext:value-type="string">
            <text:p>8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4" office:value-type="string" calcext:value-type="string">
            <text:p>9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4" office:value-type="string" calcext:value-type="string">
            <text:p>10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4" office:value-type="string" calcext:value-type="string">
            <text:p>11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4" office:value-type="string" calcext:value-type="string">
            <text:p>12 paires de feuill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4" office:value-type="string" calcext:value-type="string">
            <text:p>Capitule vert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4" office:value-type="string" calcext:value-type="string">
            <text:p>Floraison du capitule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ormation des graines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4" office:value-type="string" calcext:value-type="string">
            <text:p>Capitule jaune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4" office:value-type="string" calcext:value-type="string">
            <text:p>Capitule brun</text:p>
          </table:table-cell>
          <table:table-cell table:style-name="ce3" office:value-type="string" calcext:value-type="string">
            <text:p>helianthu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4" office:value-type="string" calcext:value-type="string">
            <text:p>Cigare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4" office:value-type="string" calcext:value-type="string">
            <text:p>9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4" office:value-type="string" calcext:value-type="string">
            <text:p>11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ormation des graines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Grain mou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Grain dur</text:p>
          </table:table-cell>
          <table:table-cell table:style-name="ce3" office:value-type="string" calcext:value-type="string">
            <text:p>sorghum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Semi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Germination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Levée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4" office:value-type="string" calcext:value-type="string">
            <text:p>1 feuille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4" office:value-type="string" calcext:value-type="string">
            <text:p>2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4" office:value-type="string" calcext:value-type="string">
            <text:p>3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4" office:value-type="string" calcext:value-type="string">
            <text:p>4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4" office:value-type="string" calcext:value-type="string">
            <text:p>5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4" office:value-type="string" calcext:value-type="string">
            <text:p>6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4" office:value-type="string" calcext:value-type="string">
            <text:p>7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4" office:value-type="string" calcext:value-type="string">
            <text:p>8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4" office:value-type="string" calcext:value-type="string">
            <text:p>9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4" office:value-type="string" calcext:value-type="string">
            <text:p>10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4" office:value-type="string" calcext:value-type="string">
            <text:p>11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4" office:value-type="string" calcext:value-type="string">
            <text:p>12 feuill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4" office:value-type="string" calcext:value-type="string">
            <text:p>Début tallage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4" office:value-type="string" calcext:value-type="string">
            <text:p>Fin Tallage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4" office:value-type="string" calcext:value-type="string">
            <text:p>Épi 1 cm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4" office:value-type="string" calcext:value-type="string">
            <text:p>1 Nœud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4" office:value-type="string" calcext:value-type="string">
            <text:p>2 Nœud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4" office:value-type="string" calcext:value-type="string">
            <text:p>Début épiaison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Sortie des étamin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ormation des graines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Grain mou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Grain dur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2"/>
          <table:table-cell table:style-name="ce4"/>
          <table:table-cell table:number-columns-repeated="57"/>
        </table:table-row>
        <table:table-row table:style-name="ro1" table:number-rows-repeated="64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3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9:52:13.21102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7T19:52:38.361249964</dc:date>
    <meta:editing-duration>PT25S</meta:editing-duration>
    <meta:editing-cycles>1</meta:editing-cycles>
    <meta:document-statistic meta:table-count="1" meta:cell-count="1436" meta:object-count="0"/>
  </office:meta>
</office:document-meta>
</file>